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4b6988"/>
    </style:style>
    <style:style style:name="P35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21dfb4"/>
    </style:style>
    <style:style style:name="P36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style:font-name="Arial"/>
    </style:style>
    <style:style style:name="P37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8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9" style:family="paragraph" style:parent-style-name="CV_20_Normal" style:list-style-name="L1">
      <style:paragraph-properties fo:margin-left="0.265cm" fo:margin-right="0.199cm" fo:text-indent="0.441cm" style:auto-text-indent="false">
        <style:tab-stops/>
      </style:paragraph-properties>
      <style:text-properties officeooo:paragraph-rsid="005d4879"/>
    </style:style>
    <style:style style:name="P40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41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2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105af0"/>
    </style:style>
    <style:style style:name="P43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392a43"/>
    </style:style>
    <style:style style:name="P44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5d4879" style:font-weight-asian="bold" style:font-weight-complex="bold"/>
    </style:style>
    <style:style style:name="T5" style:family="text">
      <style:text-properties style:font-name="Arial" fo:font-weight="bold" officeooo:rsid="005dcde5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0be114" style:font-weight-asian="normal" style:font-weight-complex="normal"/>
    </style:style>
    <style:style style:name="T8" style:family="text">
      <style:text-properties style:font-name="Arial" fo:font-weight="normal" officeooo:rsid="000ca6ad" style:font-weight-asian="normal" style:font-weight-complex="normal"/>
    </style:style>
    <style:style style:name="T9" style:family="text">
      <style:text-properties style:font-name="Arial" fo:font-weight="normal" officeooo:rsid="000d3316" style:font-weight-asian="normal" style:font-weight-complex="normal"/>
    </style:style>
    <style:style style:name="T10" style:family="text">
      <style:text-properties style:font-name="Arial" fo:font-weight="normal" officeooo:rsid="000f28c1" style:font-weight-asian="normal" style:font-weight-complex="normal"/>
    </style:style>
    <style:style style:name="T11" style:family="text">
      <style:text-properties style:font-name="Arial" fo:font-weight="normal" officeooo:rsid="001027a0" style:font-weight-asian="normal" style:font-weight-complex="normal"/>
    </style:style>
    <style:style style:name="T12" style:family="text">
      <style:text-properties style:font-name="Arial" fo:font-weight="normal" officeooo:rsid="00105af0" style:font-weight-asian="normal" style:font-weight-complex="normal"/>
    </style:style>
    <style:style style:name="T13" style:family="text">
      <style:text-properties style:font-name="Arial" fo:font-weight="normal" officeooo:rsid="0012d0b2" style:font-weight-asian="normal" style:font-weight-complex="normal"/>
    </style:style>
    <style:style style:name="T14" style:family="text">
      <style:text-properties style:font-name="Arial" fo:font-weight="normal" officeooo:rsid="00137592" style:font-weight-asian="normal" style:font-weight-complex="normal"/>
    </style:style>
    <style:style style:name="T15" style:family="text">
      <style:text-properties style:font-name="Arial" fo:font-weight="normal" officeooo:rsid="001534a6" style:font-weight-asian="normal" style:font-weight-complex="normal"/>
    </style:style>
    <style:style style:name="T16" style:family="text">
      <style:text-properties style:font-name="Arial" fo:font-weight="normal" officeooo:rsid="00349153" style:font-weight-asian="normal" style:font-weight-complex="normal"/>
    </style:style>
    <style:style style:name="T17" style:family="text">
      <style:text-properties style:font-name="Arial" fo:font-weight="normal" officeooo:rsid="0035a873" style:font-weight-asian="normal" style:font-weight-complex="normal"/>
    </style:style>
    <style:style style:name="T18" style:family="text">
      <style:text-properties style:font-name="Arial" fo:font-weight="normal" officeooo:rsid="005d4879" style:font-weight-asian="normal" style:font-weight-complex="normal"/>
    </style:style>
    <style:style style:name="T19" style:family="text">
      <style:text-properties style:font-name="Arial" fo:font-weight="normal" officeooo:rsid="005dcde5" style:font-weight-asian="normal" style:font-weight-complex="normal"/>
    </style:style>
    <style:style style:name="T20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2ca12b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normal" officeooo:rsid="002e2d20" style:font-size-asian="10pt" style:font-weight-asian="normal" style:font-size-complex="10pt" style:font-weight-complex="normal"/>
    </style:style>
    <style:style style:name="T23" style:family="text">
      <style:text-properties style:font-name="Arial" fo:font-size="10pt" style:text-underline-style="none" fo:font-weight="normal" officeooo:rsid="003ca511" style:font-size-asian="10pt" style:font-weight-asian="normal" style:font-size-complex="10pt" style:font-weight-complex="normal"/>
    </style:style>
    <style:style style:name="T24" style:family="text">
      <style:text-properties style:font-name="Arial" fo:font-size="10pt" style:text-underline-style="none" fo:font-weight="normal" officeooo:rsid="0042bb4f" style:font-size-asian="10pt" style:font-weight-asian="normal" style:font-size-complex="10pt" style:font-weight-complex="normal"/>
    </style:style>
    <style:style style:name="T25" style:family="text">
      <style:text-properties style:font-name="Arial" fo:font-size="10pt" style:text-underline-style="none" fo:font-weight="normal" officeooo:rsid="0044e0a4" style:font-size-asian="10pt" style:font-weight-asian="normal" style:font-size-complex="10pt" style:font-weight-complex="normal"/>
    </style:style>
    <style:style style:name="T2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style:font-name="Arial" style:text-underline-style="none" fo:font-weight="bold" style:font-weight-asian="bold" style:font-weight-complex="bold"/>
    </style:style>
    <style:style style:name="T28" style:family="text">
      <style:text-properties style:font-name="Arial" style:text-underline-style="none" fo:font-weight="bold" officeooo:rsid="004b6988" style:font-weight-asian="bold" style:font-weight-complex="bold"/>
    </style:style>
    <style:style style:name="T29" style:family="text">
      <style:text-properties style:font-name="Arial" style:text-underline-style="none" fo:font-weight="normal" style:font-weight-asian="normal" style:font-weight-complex="normal"/>
    </style:style>
    <style:style style:name="T30" style:family="text">
      <style:text-properties style:font-name="Arial" style:text-underline-style="none" fo:font-weight="normal" officeooo:rsid="00209efb" style:font-weight-asian="normal" style:font-weight-complex="normal"/>
    </style:style>
    <style:style style:name="T31" style:family="text">
      <style:text-properties style:font-name="Arial" style:text-underline-style="none" fo:font-weight="normal" officeooo:rsid="0028fca5" style:font-weight-asian="normal" style:font-weight-complex="normal"/>
    </style:style>
    <style:style style:name="T32" style:family="text">
      <style:text-properties style:font-name="Arial" style:text-underline-style="none" fo:font-weight="normal" officeooo:rsid="002a990a" style:font-weight-asian="normal" style:font-weight-complex="normal"/>
    </style:style>
    <style:style style:name="T33" style:family="text">
      <style:text-properties style:font-name="Arial" style:text-underline-style="none" fo:font-weight="normal" officeooo:rsid="003ca1b0" style:font-weight-asian="normal" style:font-weight-complex="normal"/>
    </style:style>
    <style:style style:name="T34" style:family="text">
      <style:text-properties style:font-name="Arial" style:text-underline-style="none" fo:font-weight="normal" officeooo:rsid="003ca511" style:font-weight-asian="normal" style:font-weight-complex="normal"/>
    </style:style>
    <style:style style:name="T35" style:family="text">
      <style:text-properties style:font-name="Arial" style:text-underline-style="none" fo:font-weight="normal" officeooo:rsid="004631cd" style:font-weight-asian="normal" style:font-weight-complex="normal"/>
    </style:style>
    <style:style style:name="T36" style:family="text">
      <style:text-properties style:font-name="Arial" style:text-underline-style="none" fo:font-weight="normal" officeooo:rsid="00467c16" style:font-weight-asian="normal" style:font-weight-complex="normal"/>
    </style:style>
    <style:style style:name="T37" style:family="text">
      <style:text-properties style:font-name="Arial" style:text-underline-style="none" fo:font-weight="normal" officeooo:rsid="004f7fc5" style:font-weight-asian="normal" style:font-weight-complex="normal"/>
    </style:style>
    <style:style style:name="T38" style:family="text">
      <style:text-properties style:font-name="Arial" officeooo:rsid="0016c607"/>
    </style:style>
    <style:style style:name="T39" style:family="text">
      <style:text-properties style:font-name="Arial" officeooo:rsid="001aa1b7"/>
    </style:style>
    <style:style style:name="T40" style:family="text">
      <style:text-properties style:font-name="Arial" officeooo:rsid="001b3ec3"/>
    </style:style>
    <style:style style:name="T41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44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45" style:family="text">
      <style:text-properties style:font-name="Arial" officeooo:rsid="002f86d6"/>
    </style:style>
    <style:style style:name="T46" style:family="text">
      <style:text-properties style:font-name="Arial" officeooo:rsid="0031071b"/>
    </style:style>
    <style:style style:name="T47" style:family="text">
      <style:text-properties style:font-name="Arial" officeooo:rsid="0039cf3a"/>
    </style:style>
    <style:style style:name="T48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1" style:family="text">
      <style:text-properties fo:font-size="10pt" style:text-underline-style="none" fo:font-weight="normal" officeooo:rsid="004f676a" style:font-size-asian="10pt" style:font-weight-asian="normal" style:font-size-complex="10pt" style:font-weight-complex="normal"/>
    </style:style>
    <style:style style:name="T5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officeooo:rsid="000be114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1d07d4" style:font-weight-asian="normal" style:font-weight-complex="normal"/>
    </style:style>
    <style:style style:name="T59" style:family="text">
      <style:text-properties style:text-underline-style="none" fo:font-weight="normal" officeooo:rsid="0049c710" style:font-weight-asian="normal" style:font-weight-complex="normal"/>
    </style:style>
    <style:style style:name="T60" style:family="text">
      <style:text-properties style:text-underline-style="none" fo:font-weight="normal" officeooo:rsid="0025fdfc" style:font-weight-asian="normal" style:font-weight-complex="normal"/>
    </style:style>
    <style:style style:name="T61" style:family="text">
      <style:text-properties style:text-underline-style="none" fo:font-weight="normal" officeooo:rsid="004da51e" style:font-weight-asian="normal" style:font-weight-complex="normal"/>
    </style:style>
    <style:style style:name="T62" style:family="text">
      <style:text-properties style:text-underline-style="none" fo:font-weight="normal" officeooo:rsid="004f676a" style:font-weight-asian="normal" style:font-weight-complex="normal"/>
    </style:style>
    <style:style style:name="T63" style:family="text">
      <style:text-properties style:text-underline-style="none" fo:font-weight="normal" officeooo:rsid="0054c8ed" style:font-weight-asian="normal" style:font-weight-complex="normal"/>
    </style:style>
    <style:style style:name="T64" style:family="text">
      <style:text-properties style:text-underline-style="none" fo:font-weight="normal" officeooo:rsid="00569d0b" style:font-weight-asian="normal" style:font-weight-complex="normal"/>
    </style:style>
    <style:style style:name="T65" style:family="text">
      <style:text-properties style:text-underline-style="none" fo:font-weight="normal" officeooo:rsid="0057a53c" style:font-weight-asian="normal" style:font-weight-complex="normal"/>
    </style:style>
    <style:style style:name="T66" style:family="text">
      <style:text-properties style:text-underline-style="none" fo:font-weight="normal" officeooo:rsid="0061d65d" style:font-weight-asian="normal" style:font-weight-complex="normal"/>
    </style:style>
    <style:style style:name="T67" style:family="text">
      <style:text-properties style:text-underline-style="none" fo:font-weight="normal" officeooo:rsid="006312e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<text:span text:style-name="T55">Software development</text:span>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158347910" text:style-name="L1">
              <text:list-item>
                <text:p text:style-name="P39"><text:span text:style-name="T18">9/2012–now: </text:span><text:span text:style-name="T4">Spil Games</text:span><text:span text:style-name="T5">, </text:span><text:span text:style-name="T4">Netherlands</text:span><text:span text:style-name="T18">. </text:span><text:span text:style-name="T6">Back-end systems development. Focus on redundancy, scalability and performance. Websites of Spil Games handle ~170 million unique visits per month, and the implemented components have to be designed to scale well above that. </text:span></text:p>
              </text:list-item>
              <text:list-item>
                <text:p text:style-name="P40"><text:span text:style-name="T6">9/2011–now: </text:span><text:span text:style-name="T3">University of Glasgow Students' Representative Council (SRC)</text:span><text:span text:style-name="T6">. Systems engineer. Responsibilities: enhancing server and networking infrastructure. Working on storage cluster and configuration automation for Xen VMs using Chef.</text:span><text:span text:style-name="T7"> </text:span><text:span text:style-name="T8">Technologies: Xen, Chef, Debian.</text:span></text:p>
              </text:list-item>
              <text:list-item>
                <text:p text:style-name="P42"><text:span text:style-name="T6">7/2011–3/2012: </text:span><text:span text:style-name="T3">Mano Numeris, UAB</text:span><text:span text:style-name="T6">. Erlang software engineer. Business process</text:span><text:span text:style-name="T16">'</text:span><text:span text:style-name="T6"> implementation </text:span><text:span text:style-name="T10">in </text:span><text:span text:style-name="T6">Erlang. Key requirements: </text:span><text:span text:style-name="T11">correctness </text:span><text:span text:style-name="T12">and </text:span><text:span text:style-name="T6">data integrity. Skills: producing high quality, well documented and tested code. </text:span><text:span text:style-name="T17">A</text:span><text:span text:style-name="T9">dvanced testing techniques.</text:span><text:span text:style-name="T6"> </text:span><text:span text:style-name="T8">Technologies: Erlang and tools.</text:span></text:p>
              </text:list-item>
              <text:list-item>
                <text:p text:style-name="P43"><text:span text:style-name="T6">8/2010–11/2011: </text:span><text:span text:style-name="T3">Idiles Systems, UAB</text:span><text:span text:style-name="T6">. Python web developer and CTO. Lead developer of 4-5 </text:span><text:span text:style-name="T14">developers</text:span><text:span text:style-name="T6"> team. </text:span><text:span text:style-name="T15">Responsibilities: m</text:span><text:span text:style-name="T6">aking decisions about system architecture. I was the one handing exceptional situations: interesting deployment scenarios, </text:span><text:span text:style-name="T13">data </text:span><text:span text:style-name="T6">migrations, server crashes... Major work on </text:span><text:a xlink:type="simple" xlink:href="http://www.befluentin.com/"><text:span text:style-name="T6">BeFluentIn</text:span></text:a><text:span text:style-name="T6"> and </text:span><text:a xlink:type="simple" xlink:href="http://liveopenly.com/"><text:span text:style-name="T6">LiveOpenly</text:span></text:a><text:span text:style-name="T6">. Technologies: Pylons, Django, PostgreSQL, Javascript, GIT.</text:span></text:p>
              </text:list-item>
              <text:list-item>
                <text:p text:style-name="P41"><text:span text:style-name="T6">7/2009–9/2010: </text:span><text:span text:style-name="T3">Jocom, UAB</text:span><text:span text:style-name="T2">. Lithuanian based company doing GSM termination. Core systems developer and system</text:span><text:span text:style-name="T39">s</text:span><text:span text:style-name="T2"> administrator. </text:span><text:span text:style-name="T38">Implemented </text:span><text:span text:style-name="T2">virtualization solution in Xen </text:span><text:span text:style-name="T40">(</text:span><text:span text:style-name="T47">and switched to KVM </text:span><text:span text:style-name="T40">later)</text:span><text:span text:style-name="T2">. Exotic distributed gateway network </text:span><text:span text:style-name="T45">implementation and </text:span><text:span text:style-name="T2">administration built on customized OpenWRT. Designed and implemented </text:span><text:a xlink:type="simple" xlink:href="http://github.com/Motiejus/SoundPatty"><text:span text:style-name="T2">SoundPatty</text:span></text:a><text:span text:style-name="T2"> </text:span><text:span text:style-name="T45">and used with our V</text:span><text:span text:style-name="T46">oI</text:span><text:span text:style-name="T45">P PBX</text:span><text:span text:style-name="T2">.</text:span></text:p>
              </text:list-item>
              <text:list-item>
                <text:p text:style-name="P32"><text:span text:style-name="T3">2007–2009:</text:span><text:span text:style-name="T2"> </text:span><text:span text:style-name="T3">HealthyComp, Inc</text:span><text:span text:style-name="T2">. S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756286698" text:style-name="L2">
              <text:list-item>
                <text:p text:style-name="P34"><text:span text:style-name="T27">Python</text:span><text:span text:style-name="T28">, Django</text:span><text:span text:style-name="T27">:</text:span><text:span text:style-name="T29"> since 2008. Websites and other programming (</text:span><text:a xlink:type="simple" xlink:href="http://confident.lt/"><text:span text:style-name="T2">confident.lt</text:span></text:a><text:span text:style-name="T29">, </text:span><text:a xlink:type="simple" xlink:href="https://github.com/Motiejus/django-webtopay"><text:span text:style-name="T2">django-webtopay</text:span></text:a><text:span text:style-name="T29">, ...).</text:span></text:p>
              </text:list-item>
              <text:list-item>
                <text:p text:style-name="P36"><text:span text:style-name="T56">Erlang (PropEr, mochiweb, mnesia, ...):</text:span><text:span text:style-name="T57"> </text:span><text:span text:style-name="T61">s</text:span><text:span text:style-name="T62">ince </text:span><text:span text:style-name="T67">7/</text:span><text:span text:style-name="T57">2011: </text:span><text:span text:style-name="T58">at </text:span><text:span text:style-name="T57">Mano Numeris </text:span><text:span text:style-name="T66">and Spil Games.</text:span></text:p>
              </text:list-item>
              <text:list-item>
                <text:p text:style-name="P33"><text:span text:style-name="T27">C++: </text:span><text:span text:style-name="T29">Olympiads in Informatics </text:span><text:span text:style-name="T36">in </text:span><text:span text:style-name="T29">2004</text:span><text:span text:style-name="T35">-2008</text:span><text:span text:style-name="T29">. 2009‒2011: </text:span><text:a xlink:type="simple" xlink:href="http://github.com/Motiejus/SoundPatty"><text:span text:style-name="T2">SoundPatty</text:span></text:a><text:span text:style-name="T29">.</text:span></text:p>
              </text:list-item>
              <text:list-item>
                <text:p text:style-name="P36"><text:span text:style-name="T56">Javascript, jQuery, HTML, CSS... </text:span><text:span text:style-name="T57">various web development project</text:span><text:span text:style-name="T59">s since 2005</text:span><text:span text:style-name="T57">.</text:span></text:p>
              </text:list-item>
              <text:list-item>
                <text:p text:style-name="P33"><text:span text:style-name="T27">Java: </text:span><text:span text:style-name="T29">since 2007. Created distributed </text:span><text:a xlink:type="simple" xlink:href="https://github.com/Motiejus/ryanaid"><text:span text:style-name="T41">ryanair crawle</text:span></text:a><text:span text:style-name="T41">r</text:span><text:span text:style-name="T29"> (on top of Selenium 2), university projects.</text:span></text:p>
              </text:list-item>
              <text:list-item>
                <text:p text:style-name="P35"><text:span text:style-name="T27">Android:</text:span><text:span text:style-name="T29"> since 2011: Mobile Software Engineering projects. </text:span><text:a xlink:type="simple" xlink:href="https://github.com/Motiejus/AirportInternet"><text:span text:style-name="T42">I</text:span></text:a><text:a xlink:type="simple" xlink:href="https://github.com/Motiejus/AirportInternet"><text:span text:style-name="T43">odine </text:span></text:a><text:a xlink:type="simple" xlink:href="https://github.com/Motiejus/AirportInternet"><text:span text:style-name="T44">front-end for </text:span></text:a><text:a xlink:type="simple" xlink:href="https://github.com/Motiejus/AirportInternet"><text:span text:style-name="T43">Android</text:span></text:a><text:span text:style-name="T30">.</text:span></text:p>
              </text:list-item>
              <text:list-item>
                <text:p text:style-name="P36"><text:span text:style-name="T56">C</text:span><text:span text:style-name="T56">:</text:span><text:span text:style-name="T57"> hobby Linux system programming </text:span><text:span text:style-name="T50">(</text:span><text:span text:style-name="T50">cat and mouse </text:span><text:span text:style-name="T50">game </text:span><text:span text:style-name="T50">with university </text:span><text:span text:style-name="T50">cluster </text:span><text:span text:style-name="T50">administrators</text:span><text:span text:style-name="T50">).</text:span></text:p>
              </text:list-item>
              <text:list-item>
                <text:p text:style-name="P33"><text:span text:style-name="T27">Ruby on Rails </text:span><text:span text:style-name="T29">(</text:span><text:a xlink:type="simple" xlink:href="http://trool.org/"><text:span text:style-name="T2">trool.org</text:span></text:a><text:span text:style-name="T29">), </text:span><text:span text:style-name="T27">Perl </text:span><text:span text:style-name="T29">(</text:span><text:a xlink:type="simple" xlink:href="https://github.com/Motiejus/Asterisk-perl-AMI"><text:span text:style-name="T2">AMI library</text:span></text:a><text:span text:style-name="T29"> and </text:span><text:span text:style-name="T37">some proprietary Nagios plugins</text:span><text:span text:style-name="T29">).</text:span></text:p>
              </text:list-item>
              <text:list-item>
                <text:p text:style-name="P36"><text:span text:style-name="T52">GIT: </text:span><text:span text:style-name="T51">since 2</text:span><text:span text:style-name="T50">008. Really like this tool and educate others to use it.</text:span></text:p>
              </text:list-item>
              <text:list-item>
                <text:p text:style-name="P36"><text:span text:style-name="T56">Test driven development. </text:span><text:span text:style-name="T57">I encourage tests-first development.</text:span></text:p>
              </text:list-item>
              <text:list-item>
                <text:p text:style-name="P36"><text:span text:style-name="T64">High </text:span><text:span text:style-name="T57">Interes</text:span><text:span text:style-name="T65">t</text:span><text:span text:style-name="T57"> in </text:span><text:span text:style-name="T60">software verifiability </text:span><text:span text:style-name="T63">and</text:span><text:span text:style-name="T60"> redundancy </text:span><text:span text:style-name="T63">in unreliable environments</text:span><text:span text:style-name="T60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54">Systems</text:span> </text:p>
          </table:table-cell>
          <table:table-cell table:style-name="CV_5f_TABLE.A1.1.1" table:number-columns-spanned="3" office:value-type="string">
            <text:list xml:id="list1991296331" text:style-name="L3">
              <text:list-item>
                <text:p text:style-name="P37"><text:span text:style-name="T26">Linux: </text:span><text:span text:style-name="T20">since 2006. Very good at D</text:span><text:span text:style-name="T20">ebian, very familiar with Gentoo and OpenWRT.</text:span></text:p>
              </text:list-item>
              <text:list-item>
                <text:p text:style-name="P37"><text:span text:style-name="T27">Xen, KVM, libvirt:</text:span><text:span text:style-name="T29"> JOCOM and SRC. </text:span><text:span text:style-name="T31">Work on</text:span><text:span text:style-name="T32"> automatic</text:span><text:span text:style-name="T29"> deployment.</text:span></text:p>
              </text:list-item>
              <text:list-item>
                <text:p text:style-name="P37"><text:span text:style-name="T27">Networking knowledge: </text:span><text:span text:style-name="T29">ipv4/ipv6 routing, </text:span><text:span text:style-name="T48">IEEE 802.1Q</text:span><text:span text:style-name="T29">, iptables, xtables, openvpn, bridging...</text:span></text:p>
              </text:list-item>
              <text:list-item>
                <text:p text:style-name="P37"><text:span text:style-name="T27">Chef:</text:span><text:span text:style-name="T29"> </text:span><text:span text:style-name="T33">since late 2011. </text:span><text:span text:style-name="T34">Migrating to </text:span><text:span text:style-name="T33">Chef-based infrastructure in SRC.</text:span></text:p>
              </text:list-item>
              <text:list-item>
                <text:p text:style-name="P37"><text:span text:style-name="T26">Asterisk </text:span><text:span text:style-name="T20">1.2, 1.6. </text:span><text:span text:style-name="T23">Configuration and r</text:span><text:span text:style-name="T21">eal-time</text:span><text:span text:style-name="T20"> sound recognition application integration via JACK.</text:span></text:p>
              </text:list-item>
              <text:list-item>
                <text:p text:style-name="P37"><text:span text:style-name="T26">MySQL, PostgreSQL, CouchDB:</text:span><text:span text:style-name="T20"> from 2005, for </text:span><text:span text:style-name="T22">all database needs</text:span><text:span text:style-name="T20">.</text:span></text:p>
              </text:list-item>
              <text:list-item>
                <text:p text:style-name="P37"><text:span text:style-name="T20">Interested in automatic deployment, </text:span><text:span text:style-name="T25">monitoring</text:span><text:span text:style-name="T20"> </text:span><text:span text:style-name="T24">and </text:span><text:span text:style-name="T20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214690731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6">Vilnius University, Financial and Actuarial Mathematics (un</text:span><text:span text:style-name="T6">f</text:span><text:span text:style-name="T6">inished)</text:span></text:p>
              </text:list-item>
              <text:list-item>
                <text:p text:style-name="P44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329593514" text:style-name="L5">
              <text:list-item>
                <text:p text:style-name="P38">2008 2nd place in prof. J. Matulionis Junior mathematicians' competition.</text:p>
              </text:list-item>
              <text:list-item>
                <text:p text:style-name="P38">2008 2nd place Junior mathematicians' competition in Šiauliai university.</text:p>
              </text:list-item>
              <text:list-item>
                <text:p text:style-name="P38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53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49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49">(c</text:span><text:span text:style-name="T49">ontacts available upon request</text:span><text:span text:style-name="T49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tiejus Jakštys Curriculum Vitae</dc:title>
    <meta:initial-creator>PHT</meta:initial-creator>
    <meta:creation-date>2005-01-21T11:29:00</meta:creation-date>
    <dc:date>2012-05-23T22:00:30</dc:date>
    <meta:print-date>2011-11-25T11:16:54</meta:print-date>
    <meta:editing-cycles>1700</meta:editing-cycles>
    <meta:editing-duration>PT29H41M20S</meta:editing-duration>
    <meta:keyword>Motiejus Jakštys</meta:keyword>
    <meta:document-statistic meta:table-count="1" meta:image-count="0" meta:object-count="0" meta:page-count="2" meta:paragraph-count="58" meta:word-count="626" meta:character-count="4556"/>
    <meta:user-defined meta:name="Info 1"/>
    <meta:user-defined meta:name="Info 2"/>
    <meta:user-defined meta:name="Info 3"/>
    <meta:user-defined meta:name="Info 4"/>
  </office:meta>
</office:document-meta>
</file>